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7853" officeooo:paragraph-rsid="0015785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7853" officeooo:paragraph-rsid="0015785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lasse 9b Deutsch „Komisches S/schreiben“ oder <text:s/>stilistische Gestaltungsmittel bewusst einsetzen <text:s/>Aufgabe für die 21.KW</text:p>
      <text:p text:style-name="P1"/>
      <text:p text:style-name="P2">Liebe Schülerinnen und Schüler,</text:p>
      <text:p text:style-name="P2">ihr habt einiges über stilistische Gestaltungsmittel des Komischen gelernt. Nun ist es an der Zeit, dass ihr kreativ zur Feder greift.</text:p>
      <text:p text:style-name="P2">Überlegt euch eine Situation/Ereignis, über welche ihr zweimal schreibt; einmal betont sachlich-neutral und in der zweiten Variante bewusst Gestaltungsmittel des Komischen (Übertreibung, Ironie, Verfremdung etc.) verwendend. Die Texte sollten nicht besonders umfangreich sein, maximal je 1 Seite.</text:p>
      <text:p text:style-name="P2">Viel Erfolg wünscht euch eure Deutschlehrerin Kristin Trostorf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9:39:33.668000000</meta:creation-date>
    <dc:date>2020-05-17T19:46:55.460000000</dc:date>
    <meta:editing-duration>PT7M22S</meta:editing-duration>
    <meta:editing-cycles>1</meta:editing-cycles>
    <meta:document-statistic meta:table-count="0" meta:image-count="0" meta:object-count="0" meta:page-count="1" meta:paragraph-count="5" meta:word-count="84" meta:character-count="643" meta:non-whitespace-character-count="562"/>
    <meta:generator>LibreOffice/6.2.8.2$Windows_X86_64 LibreOffice_project/f82ddfca21ebc1e222a662a32b25c0c9d20169ee</meta:generator>
  </office:meta>
</office:document-meta>
</file>